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family="'Bradley Hand ITC'" style:font-family-generic="script" style:font-pitch="variable"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  <style:text-properties fo:color="#ff6600" style:text-underline-style="solid" style:text-underline-width="auto" style:text-underline-color="font-color"/>
    </style:style>
    <style:style style:name="T1" style:family="text">
      <style:text-properties fo:color="#ff6600"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color="#ff6600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family="'Bradley Hand ITC'" style:font-family-generic="script" style:font-pitch="variable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f6600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9cm" svg:height="27.7cm" svg:x="1cm" svg:y="1cm">
          <text:p/>
        </draw:rect>
        <draw:frame draw:style-name="gr2" draw:text-style-name="P2" draw:layer="layout" svg:width="6.51cm" svg:height="0.806cm" svg:x="1.7cm" svg:y="1.5cm">
          <draw:text-box>
            <text:p text:style-name="P2"><text:span text:style-name="T1">Willkommen</text:span><text:span text:style-name="T2"> </text:span><text:span text:style-name="T3">&gt;&gt; Impressum</text:span></text:p>
          </draw:text-box>
        </draw:frame>
        <draw:rect draw:style-name="gr3" draw:text-style-name="P3" draw:layer="layout" svg:width="12.7cm" svg:height="1cm" svg:x="4cm" svg:y="3.6cm">
          <text:p text:style-name="P1"><text:span text:style-name="T4">Impressum</text:span></text:p>
        </draw:rect>
        <draw:rect draw:style-name="gr3" draw:text-style-name="P4" draw:layer="layout" svg:width="15.5cm" svg:height="11.6cm" svg:x="2.7cm" svg:y="6.3cm">
          <text:p text:style-name="P1"><text:span text:style-name="T5">https://www.e-recht24.de/impressum-generator.html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mine Leanza</meta:initial-creator>
    <meta:creation-date>2025-08-24T12:09:30.35</meta:creation-date>
    <dc:date>2025-08-24T12:42:51.35</dc:date>
    <dc:creator>Emine Leanza</dc:creator>
    <meta:editing-duration>PT14M7S</meta:editing-duration>
    <meta:editing-cycles>1</meta:editing-cycles>
    <meta:document-statistic meta:object-count="4"/>
    <meta:generator>OpenOffice/4.1.15$Win32 OpenOffice.org_project/4115m2$Build-9813</meta:generator>
  </office:meta>
</office:document-meta>
</file>